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56in"/>
    </style:style>
    <style:style style:name="co2" style:family="table-column">
      <style:table-column-properties fo:break-before="auto" style:column-width="5.4535in"/>
    </style:style>
    <style:style style:name="co3" style:family="table-column">
      <style:table-column-properties fo:break-before="auto" style:column-width="7.157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line-through-style="soli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4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Used in 1.0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French Translation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Made %d changes.</text:p>
          </table:table-cell>
          <table:table-cell office:value-type="string">
            <text:p>%d changements fait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Value %d for column width is too high.</text:p>
          </table:table-cell>
          <table:table-cell office:value-type="string">
            <text:p>%d est trop grande comme largeur de colonn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ound %d paragraphs and made %d change(s).</text:p>
          </table:table-cell>
          <table:table-cell office:value-type="string">
            <text:p>%d paragraphes trouvés et %d changements fait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text is selected.</text:p>
          </table:table-cell>
          <table:table-cell office:value-type="string">
            <text:p>Aucun texte sélectionné. 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nverting...</text:p>
          </table:table-cell>
          <table:table-cell office:value-type="string">
            <text:p>Conversion en cours..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System error: Unable to get UNO object.</text:p>
          </table:table-cell>
          <table:table-cell office:value-type="string">
            <text:p>Erreur de système : Impossible d'accéder à l'objet UNO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 parsing %s user variable. Please go to Insert -&gt; Fields and fix the problem.</text:p>
          </table:table-cell>
          <table:table-cell office:value-type="string">
            <text:p>Erreur en analysant la variable utilisateur %s. Veuillez atteindre Insertion -&gt; Champs pour résoudre le problèm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ile does not seem to be from Toolbox or FieldWorks: %s</text:p>
          </table:table-cell>
          <table:table-cell office:value-type="string">
            <text:p>Il semble que ce fichier n'a pas été créé par Toolbox ou FieldWorks: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insert text here.</text:p>
          </table:table-cell>
          <table:table-cell office:value-type="string">
            <text:p>Impossible d'insérer texte ici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Did not find scope of change.</text:p>
          </table:table-cell>
          <table:table-cell office:value-type="string">
            <text:p>L'étendue de changement n'a pas été trouvé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Value for column width must be more than zero.</text:p>
          </table:table-cell>
          <table:table-cell office:value-type="string">
            <text:p>La largeur de colonne doit être supérieure à zéro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lumn width is not a number.</text:p>
          </table:table-cell>
          <table:table-cell office:value-type="string">
            <text:p>La largeur de colonne n'est pas un nombr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The cursor cannot be in a header or footer.</text:p>
          </table:table-cell>
          <table:table-cell office:value-type="string">
            <text:p>Le curseur ne peut pas se trouver dans un en-tête ou dans un pied de pag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The cursor cannot be inside a table or frame.</text:p>
          </table:table-cell>
          <table:table-cell office:value-type="string">
            <text:p>Le curseur ne peut pas se trouver dans un tableau ou dans un cadr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ile is already in the list.</text:p>
          </table:table-cell>
          <table:table-cell office:value-type="string">
            <text:p>Le fichier est déjà dans la lis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expected new value %s.</text:p>
          </table:table-cell>
          <table:table-cell office:value-type="string">
            <text:p>Nouvelle valeur inattendue %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uld not find ref number %s</text:p>
          </table:table-cell>
          <table:table-cell office:value-type="string">
            <text:p>Numéro de référence %s introuvabl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ould not find ref number %s\n\nSuggestions\n%s</text:p>
          </table:table-cell>
          <table:table-cell office:value-type="string">
            <text:p>Numéro de référence %s introuvable. Suggestion(s) :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more possible abbreviations found.</text:p>
          </table:table-cell>
          <table:table-cell office:value-type="string">
            <text:p>On ne trouve plus des abréviations possible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more reference numbers found.</text:p>
          </table:table-cell>
          <table:table-cell office:value-type="string">
            <text:p>On ne trouve plus des numéros de référenc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changes, but modified style of %d paragraph(s).</text:p>
          </table:table-cell>
          <table:table-cell office:value-type="string">
            <text:p>Pas de changements, mais le style de %d paragraphes a été changé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changes.</text:p>
          </table:table-cell>
          <table:table-cell office:value-type="string">
            <text:p>Pas de changement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If you want to use LIFT data, then first specify a LIFT file exported from FieldWorks.</text:p>
          </table:table-cell>
          <table:table-cell office:value-type="string">
            <text:p>Pour utiliser des données LIFT il faut spécifier un fichier LIFT exporté de FieldWork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Searching for occurrences...</text:p>
          </table:table-cell>
          <table:table-cell office:value-type="string">
            <text:p>Recherche des occurrences..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expected value %s</text:p>
          </table:table-cell>
          <table:table-cell office:value-type="string">
            <text:p>Valeur inattendue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the converter again.</text:p>
          </table:table-cell>
          <table:table-cell office:value-type="string">
            <text:p>Veuillez choisir encore le convertisseur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converter.</text:p>
          </table:table-cell>
          <table:table-cell office:value-type="string">
            <text:p>Veuillez choisir un convertisseur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n item in the list.</text:p>
          </table:table-cell>
          <table:table-cell office:value-type="string">
            <text:p>Veuillez choisir un élément dans la lis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file in the list.</text:p>
          </table:table-cell>
          <table:table-cell office:value-type="string">
            <text:p>Veuillez choisir un fichier dans la list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enter a value for column width.</text:p>
          </table:table-cell>
          <table:table-cell office:value-type="string">
            <text:p>Veuillez entrer la largeur de colonn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enter a number for max length.</text:p>
          </table:table-cell>
          <table:table-cell office:value-type="string">
            <text:p>Veuillez entrer la longueur maximum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enter a ref number.</text:p>
          </table:table-cell>
          <table:table-cell office:value-type="string">
            <text:p>Veuillez entrer un numéro de référenc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pecify a scope.</text:p>
          </table:table-cell>
          <table:table-cell office:value-type="string">
            <text:p>Veuillez spécifier l'étend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Add "%s" as a new abbreviation?</text:p>
          </table:table-cell>
          <table:table-cell office:value-type="string">
            <text:p>Ajouter “%s” comme nouvelle abréviation ?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be in a header or footer.</text:p>
          </table:table-cell>
          <table:table-cell office:value-type="string">
            <text:p>Interdit dans un en-tête ou pied de pag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be inside a table or frame.</text:p>
          </table:table-cell>
          <table:table-cell office:value-type="string">
            <text:p>Interdit dans un tableau ou cadre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annot find file %s</text:p>
          </table:table-cell>
          <table:table-cell office:value-type="string">
            <text:p>Impossible de trouver le fichier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Character style '%s' is missing</text:p>
          </table:table-cell>
          <table:table-cell office:value-type="string">
            <text:p>Style de caractère '%s' introuvable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Did not find any data in file %s</text:p>
          </table:table-cell>
          <table:table-cell office:value-type="string">
            <text:p>Aucune donnée n'a été trouvée dans le fichier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 reading file %s\n\n%s</text:p>
          </table:table-cell>
          <table:table-cell office:value-type="string">
            <text:p>Erreur en lisant le fichier %s\n\n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 with file: %s</text:p>
          </table:table-cell>
          <table:table-cell office:value-type="string">
            <text:p>Erreur de fichier :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: Could not create dialog.</text:p>
          </table:table-cell>
          <table:table-cell office:value-type="string">
            <text:p>Erreur : Impossible de créer dialog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Error: Could not show dialog window.</text:p>
          </table:table-cell>
          <table:table-cell office:value-type="string">
            <text:p>Erreur : Impossible d'afficher dialog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ound a ref number, but it must be in an outer table in order to be updated.</text:p>
          </table:table-cell>
          <table:table-cell office:value-type="string">
            <text:p>N° de réf. trouvé, mais pour l'actualier il doit être dans un cadre exterieur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Frame style '%s' is missing</text:p>
          </table:table-cell>
          <table:table-cell office:value-type="string">
            <text:p>Style de cadre '%s' introuvable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No more existing examples found.</text:p>
          </table:table-cell>
          <table:table-cell office:value-type="string">
            <text:p>Il n'y a plus d'exemples trouvés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aragraph style '%s' is missing</text:p>
          </table:table-cell>
          <table:table-cell office:value-type="string">
            <text:p>Style de paragraphe '%s' introuvable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do not select individual table cells.</text:p>
          </table:table-cell>
          <table:table-cell office:value-type="string">
            <text:p>Veuillez ne pas choisir des cellules individuelles.</text:p>
          </table:table-cell>
        </table:table-row>
        <table:table-row table:style-name="ro3">
          <table:table-cell office:value-type="string">
            <text:p>YES</text:p>
          </table:table-cell>
          <table:table-cell table:style-name="ce2" office:value-type="string">
            <office:annotation draw:style-name="gr1" draw:text-style-name="P1" svg:width="2.0748in" svg:height="1.1189in" svg:x="6.5417in" svg:y="8.7008in" draw:caption-point-x="-0.2402in" draw:caption-point-y="0.5953in">
              <dc:date>2010-10-31T00:00:00</dc:date>
              <text:p text:style-name="P1"><text:span text:style-name="T1">This message won't work to translate, so I need to change it back to what it was in version 0.8.3.</text:span></text:p>
            </office:annotation>
            <text:p>Please go to %s Settings and specify a file.</text:p>
          </table:table-cell>
          <table:table-cell table:style-name="ce2"/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scope character style.</text:p>
          </table:table-cell>
          <table:table-cell office:value-type="string">
            <text:p>Veuillez choisir un style de caractère pour l'étend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scope font.</text:p>
          </table:table-cell>
          <table:table-cell office:value-type="string">
            <text:p>Veuillez choisir une police pour l'étend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scope paragraph style.</text:p>
          </table:table-cell>
          <table:table-cell office:value-type="string">
            <text:p>Veuillez choisir un style de paragraphe pour l'étendu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target font.</text:p>
          </table:table-cell>
          <table:table-cell office:value-type="string">
            <text:p>Veuillez choisir une police cibl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elect a target style.</text:p>
          </table:table-cell>
          <table:table-cell office:value-type="string">
            <text:p>Veuillez choisir un style cible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Please specify SFMs.</text:p>
          </table:table-cell>
          <table:table-cell office:value-type="string">
            <text:p>Veuillez spécifier les balises (SFMs).</text:p>
          </table:table-cell>
        </table:table-row>
        <table:table-row table:style-name="ro3">
          <table:table-cell office:value-type="string">
            <text:p>YES</text:p>
          </table:table-cell>
          <table:table-cell office:value-type="string">
            <text:p>There does not seem to be any examples to insert.</text:p>
          </table:table-cell>
          <table:table-cell office:value-type="string">
            <text:p>Il semble qu'il n'existe pas d'exemples à insérer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This will change the case of the entire list from "%s" to "%s." Continue?</text:p>
          </table:table-cell>
          <table:table-cell office:value-type="string">
            <text:p>Ceci changera la casse de toute la liste de “%s” à “%s”. Continuer ?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expected file type %s</text:p>
          </table:table-cell>
          <table:table-cell office:value-type="string">
            <text:p>Type de fichier %s inattendu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nknown file type for %s</text:p>
          </table:table-cell>
          <table:table-cell office:value-type="string">
            <text:p>Type de fichier inconnu pour %s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pdate all examples now? <text:s/>It is recommended to save a copy of your document first.</text:p>
          </table:table-cell>
          <table:table-cell office:value-type="string">
            <text:p>Actualiser tous les exemples maintenant ? Il est conseillé d'enregistrer le document d'abord.</text:p>
          </table:table-cell>
        </table:table-row>
        <table:table-row table:style-name="ro2">
          <table:table-cell office:value-type="string">
            <text:p>YES</text:p>
          </table:table-cell>
          <table:table-cell office:value-type="string">
            <text:p>Updated '%s' %d times in a row. Keep going?</text:p>
          </table:table-cell>
          <table:table-cell office:value-type="string">
            <text:p>'%s' a été actualisé %d fois de suite. Continuer ?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Did not find any data in the files.</text:p>
          </table:table-cell>
          <table:table-cell office:value-type="string">
            <text:p>Aucune donnée n'a été trouvée dans les fichiers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Loading data...</text:p>
          </table:table-cell>
          <table:table-cell office:value-type="string">
            <text:p>Chargement des données..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Try checking the box to search from beginning.</text:p>
          </table:table-cell>
          <table:table-cell office:value-type="string">
            <text:p>Cocher la case Rechercher à partir de début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Error reading file %s.</text:p>
          </table:table-cell>
          <table:table-cell office:value-type="string">
            <text:p>Erreur pendant la lecture du fichier %s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Error changing text.</text:p>
          </table:table-cell>
          <table:table-cell office:value-type="string">
            <text:p>Erreur pendant le changement de text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Not able to finish table.</text:p>
          </table:table-cell>
          <table:table-cell office:value-type="string">
            <text:p>Impossible de compléter le tableau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Get Interlinear Grammar Examples</text:p>
          </table:table-cell>
          <table:table-cell office:value-type="string">
            <text:p>Obtenir des exemples de grammaire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Get Phonology Examples</text:p>
          </table:table-cell>
          <table:table-cell office:value-type="string">
            <text:p>Obtenir des exemples de phonologie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Did not find a reference number.</text:p>
          </table:table-cell>
          <table:table-cell office:value-type="string">
            <text:p>On ne trouve aucun numéro de référenc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Nothing was found to replace.</text:p>
          </table:table-cell>
          <table:table-cell office:value-type="string">
            <text:p>Rien n'a été trouvé à remplacer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You need to make character style '%s'.</text:p>
          </table:table-cell>
          <table:table-cell office:value-type="string">
            <text:p>Style %s introuvabl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You need to make paragraph style '%s'.</text:p>
          </table:table-cell>
          <table:table-cell office:value-type="string">
            <text:p>Style %s introuvabl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Missing user variable %s.</text:p>
          </table:table-cell>
          <table:table-cell office:value-type="string">
            <text:p>Variable utilisateur %s manquant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Make sure to type # in front.</text:p>
          </table:table-cell>
          <table:table-cell office:value-type="string">
            <text:p>Vérifier que le numéro est précédé par #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Please go to Grammar Settings and specify an XML file.</text:p>
          </table:table-cell>
          <table:table-cell office:value-type="string">
            <text:p>Veuillez choisir un fichier XML dans Configuration de grammaire.</text:p>
          </table:table-cell>
        </table:table-row>
        <table:table-row table:style-name="ro2">
          <table:table-cell office:value-type="string">
            <text:p>NO</text:p>
          </table:table-cell>
          <table:table-cell office:value-type="string">
            <text:p>Please go to Phonology Settings and specify a file.</text:p>
          </table:table-cell>
          <table:table-cell office:value-type="string">
            <text:p>Veuillez spécifier un fichier dans Configuration de phonologie.</text:p>
          </table:table-cell>
        </table:table-row>
      </table:table>
      <table:database-ranges>
        <table:database-range table:target-range-address="Sheet1.A1:Sheet1.C78">
          <table:sort>
            <table:sort-by table:field-number="0" table:order="descending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0">11/10/2010</text:date>, <text:time>17:2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0-11-10T17:25:15.09</dc:date>
    <dc:creator>David Rowe</dc:creator>
    <meta:generator>OpenOffice.org/3.1$Win32 OpenOffice.org_project/310m19$Build-9420</meta:generator>
    <meta:editing-duration>PT265H54M08S</meta:editing-duration>
    <meta:editing-cycles>3</meta:editing-cycles>
    <meta:document-statistic meta:table-count="1" meta:cell-count="233" meta:object-count="0"/>
  </office:meta>
</office:document-meta>
</file>